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</text:p>
      <text:p text:style-name="P2">installation : créer une db vide puis lancer le dossier wordpress depuis un serveur local</text:p>
      <text:p text:style-name="P2"/>
      <text:p text:style-name="P2">definir parent au pages pour les sous menus</text:p>
      <text:p text:style-name="P2">ordre pour ordre des pages dans le menu</text:p>
      <text:p text:style-name="P2"/>
      <text:p text:style-name="P2">add_action('evenement', 'callback', priorité=10); </text:p>
      <text:p text:style-name="P2">do_action('evenement',...args); </text:p>
      <text:p text:style-name="P2"/>
      <text:p text:style-name="P2">get_header() ;</text:p>
      <text:p text:style-name="P2">get_footer() ;</text:p>
      <text:p text:style-name="P2">bloginfo() ;</text:p>
      <text:p text:style-name="P2">wp_title() ;</text:p>
      <text:p text:style-name="P2"/>
      <text:p text:style-name="P2">register_nav_menu('id','description') ; a mettre dans un callback de init, enregistre un menu pour l'admin</text:p>
      <text:p text:style-name="P2"/>
      <text:p text:style-name="Standard">language_attributes() =&gt;lang='fr'</text:p>
      <text:p text:style-name="Standard">bloginfo( 'charset' ) =&gt;UTF-8</text:p>
      <text:p text:style-name="Standard">wp_head() // ajoute les links et style ?</text:p>
      <text:p text:style-name="Standard">body_class("header-collapse") //class= 'classe du body'</text:p>
      <text:p text:style-name="Standard">&lt;?php do_action('after_body_open_tag'); ?&gt; //action au chargement du body</text:p>
      <text:p text:style-name="Standard">wp_nav_menu(array('theme_location' =&gt; 'header_menu')) //enregistre un menu</text:p>
      <text:p text:style-name="P3"/>
      <text:p text:style-name="Standard"/>
      <text:p text:style-name="Standard">réglagles-&gt;permaliens-&gt;régenregistrer si des modifs sont pas prises en comp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31T10:03:34.25</meta:creation-date>
    <dc:date>2018-08-01T12:12:45.57</dc:date>
    <meta:editing-duration>PT5H14M45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00" meta:character-count="801"/>
  </office:meta>
</office:document-meta>
</file>